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9d255" officeooo:paragraph-rsid="0019d25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33ace8" officeooo:paragraph-rsid="0033ace8" style:font-weight-asian="bold" style:font-weight-complex="bold"/>
    </style:style>
    <style:style style:name="P4" style:family="paragraph" style:parent-style-name="Standard">
      <style:text-properties style:text-underline-style="none" officeooo:rsid="001c92a9"/>
    </style:style>
    <style:style style:name="P5" style:family="paragraph" style:parent-style-name="Standard">
      <style:text-properties style:text-underline-style="none" fo:font-weight="normal" officeooo:rsid="00211c5a" officeooo:paragraph-rsid="001f1c8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33ace8" officeooo:paragraph-rsid="0033ace8" style:font-weight-asian="normal" style:font-weight-complex="normal"/>
    </style:style>
    <style:style style:name="P7" style:family="paragraph" style:parent-style-name="Standard">
      <style:text-properties officeooo:paragraph-rsid="001dfad2"/>
    </style:style>
    <style:style style:name="P8" style:family="paragraph" style:parent-style-name="Standard">
      <style:text-properties officeooo:paragraph-rsid="0019d255"/>
    </style:style>
    <style:style style:name="P9" style:family="paragraph" style:parent-style-name="Standard">
      <style:text-properties officeooo:paragraph-rsid="0019d255"/>
    </style:style>
    <style:style style:name="P10" style:family="paragraph" style:parent-style-name="Standard">
      <style:text-properties style:text-underline-style="none" fo:font-weight="normal" officeooo:rsid="00211c5a" officeooo:paragraph-rsid="001f1c8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ace8" officeooo:paragraph-rsid="0033ace8" style:font-weight-asian="normal" style:font-weight-complex="normal"/>
    </style:style>
    <style:style style:name="T1" style:family="text">
      <style:text-properties officeooo:rsid="0019d255"/>
    </style:style>
    <style:style style:name="T2" style:family="text">
      <style:text-properties officeooo:rsid="002849eb"/>
    </style:style>
    <style:style style:name="T3" style:family="text">
      <style:text-properties officeooo:rsid="002d3d89"/>
    </style:style>
    <style:style style:name="T4" style:family="text">
      <style:text-properties officeooo:rsid="00335ffc"/>
    </style:style>
    <style:style style:name="T5" style:family="text">
      <style:text-properties officeooo:rsid="0033ace8"/>
    </style:style>
    <style:style style:name="T6" style:family="text">
      <style:text-properties officeooo:rsid="0035b1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//Experiment No: <text:span text:style-name="T4">1</text:span><text:span text:style-name="T5">1</text:span></text:p>
      <text:p text:style-name="Standard">//Experiment Name: <text:span text:style-name="T6">Lexical <text:s/>Analyser</text:span><text:span text:style-name="T5"> using Lex Tool</text:span></text:p>
      <text:p text:style-name="Standard">//Author: Vidya V</text:p>
      <text:p text:style-name="Standard">//Date: <text:span text:style-name="T5">1</text:span><text:span text:style-name="T6">9</text:span><text:span text:style-name="T2">/</text:span><text:span text:style-name="T1">1</text:span><text:span text:style-name="T3">2</text:span>/2022</text:p>
      <text:p text:style-name="Standard"/>
      <text:p text:style-name="P2">CODE</text:p>
      <text:p text:style-name="P2"/>
      <text:p text:style-name="P8">%{</text:p>
      <text:p text:style-name="P8">#include &lt;stdio.h&gt;</text:p>
      <text:p text:style-name="P8">int no=1;</text:p>
      <text:p text:style-name="P8">%}</text:p>
      <text:p text:style-name="P8">lite [0-9][0-9]*</text:p>
      <text:p text:style-name="P8">inv [0-9][a-zA-Z0-9]*</text:p>
      <text:p text:style-name="P8">ident [a-zA-Z][a-zA-Z0-9]*</text:p>
      <text:p text:style-name="P8">lite2 \"[a-zA-Z][a-zA-Z0-9]*\"</text:p>
      <text:p text:style-name="P8">rel &lt;=|&lt;|&gt;=|&gt;</text:p>
      <text:p text:style-name="P8">key int|void|char|if</text:p>
      <text:p text:style-name="P8">%%</text:p>
      <text:p text:style-name="P8">{lite} {printf("%s\t%i\tLiteral\n",yytext,no);}</text:p>
      <text:p text:style-name="P8">{lite2} { char aa[10],bb[10];</text:p>
      <text:p text:style-name="P8"><text:tab/>strcpy(aa,yytext);</text:p>
      <text:p text:style-name="P8"><text:tab/>for(int i=1;i&lt;strlen(aa)-1;i++){</text:p>
      <text:p text:style-name="P8"><text:tab/><text:tab/>bb[i-1]=aa[i];</text:p>
      <text:p text:style-name="P8"><text:tab/>}</text:p>
      <text:p text:style-name="P8"><text:tab/>printf("%s\t%i\tLiteral\n",bb,no);</text:p>
      <text:p text:style-name="P8"><text:tab/><text:tab/> <text:tab/><text:tab/></text:p>
      <text:p text:style-name="P8"><text:tab/>}</text:p>
      <text:p text:style-name="P8">{inv} {printf("Invalid:\t%s\n",yytext);}</text:p>
      <text:p text:style-name="P8">{rel} {</text:p>
      <text:p text:style-name="P8"><text:tab/>printf("%s\t%i\tRelational Operator, \t",yytext,no);</text:p>
      <text:p text:style-name="P8"><text:tab/>if(strcmp(yytext,"&lt;=")==0){printf("LE");}</text:p>
      <text:p text:style-name="P8"><text:tab/>if(strcmp(yytext,"&lt;")==0){printf("LT");}</text:p>
      <text:p text:style-name="P8"><text:tab/>if(strcmp(yytext,"&gt;=")==0){printf("LE");}</text:p>
      <text:p text:style-name="P8"><text:tab/>if(strcmp(yytext,"&gt;")==0){printf("LT");}<text:tab/></text:p>
      <text:p text:style-name="P8"><text:tab/>printf("\n");</text:p>
      <text:p text:style-name="P8"><text:s text:c="6"/>}</text:p>
      <text:p text:style-name="P8">"+"|"-"|"*"|"/" {printf("%s\t%i\tArithmetic opeator, ",yytext,no);</text:p>
      <text:p text:style-name="P8"><text:tab/><text:tab/>if(strcmp(yytext,"+")==0){printf("ADD");}</text:p>
      <text:p text:style-name="P8"><text:tab/><text:tab/>if(strcmp(yytext,"-")==0){printf("SUB");}</text:p>
      <text:p text:style-name="P8"><text:tab/><text:tab/>if(strcmp(yytext,"/")==0){printf("DIV");}</text:p>
      <text:p text:style-name="P8"><text:tab/><text:tab/>if(strcmp(yytext,"*")==0){printf("MUL");}</text:p>
      <text:p text:style-name="P8"><text:tab/><text:tab/>printf("\n");<text:tab/></text:p>
      <text:p text:style-name="P8"><text:tab/><text:tab/>}</text:p>
      <text:p text:style-name="P8">"=" {printf("%s\t%i\tAssignment operator, EQ\n",yytext,no);}</text:p>
      <text:p text:style-name="P8">{key} {printf("%s\t%i\tkeyword\n",yytext,no);}</text:p>
      <text:p text:style-name="P8">{ident} { printf("%s\t%i\tIdentifier\n",yytext,no);}</text:p>
      <text:p text:style-name="P8">"\n" {no++;}</text:p>
      <text:p text:style-name="P8">. {}</text:p>
      <text:p text:style-name="P8">%%</text:p>
      <text:p text:style-name="P8">int main()</text:p>
      <text:p text:style-name="P8">{</text:p>
      <text:p text:style-name="P8"><text:tab/>yyin=fopen("input.txt","r");</text:p>
      <text:p text:style-name="P8"><text:soft-page-break/><text:tab/>printf("Lexeme\tLine\tToken\n");</text:p>
      <text:p text:style-name="P8"><text:tab/>yylex();</text:p>
      <text:p text:style-name="P8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p text:style-name="P1"><text:soft-page-break/>OUTPUT</text:p>
      <text:p text:style-name="P4"/>
      <text:p text:style-name="P5">Lexeme<text:tab/>Line<text:tab/>Token</text:p>
      <text:p text:style-name="P5">void<text:tab/>1<text:tab/>keyword</text:p>
      <text:p text:style-name="P5">main<text:tab/>1<text:tab/>Identifier</text:p>
      <text:p text:style-name="P5">int<text:tab/>3<text:tab/>keyword</text:p>
      <text:p text:style-name="P5">a<text:tab/>3<text:tab/>Identifier</text:p>
      <text:p text:style-name="P5">b<text:tab/>3<text:tab/>Identifier</text:p>
      <text:p text:style-name="P5">=<text:tab/>3<text:tab/>Assignment operator, EQ</text:p>
      <text:p text:style-name="P5">10<text:tab/>3<text:tab/>Literal</text:p>
      <text:p text:style-name="P5">c<text:tab/>3<text:tab/>Identifier</text:p>
      <text:p text:style-name="P5">=<text:tab/>3<text:tab/>Assignment operator, EQ</text:p>
      <text:p text:style-name="P5">0<text:tab/>3<text:tab/>Literal</text:p>
      <text:p text:style-name="P5">char<text:tab/>4<text:tab/>keyword</text:p>
      <text:p text:style-name="P5">ch<text:tab/>4<text:tab/>Identifier</text:p>
      <text:p text:style-name="P5">a<text:tab/>5<text:tab/>Identifier</text:p>
      <text:p text:style-name="P5">=<text:tab/>5<text:tab/>Assignment operator, EQ</text:p>
      <text:p text:style-name="P5">b<text:tab/>5<text:tab/>Identifier</text:p>
      <text:p text:style-name="P5">+<text:tab/>5<text:tab/>Arithmetic opeator, ADD</text:p>
      <text:p text:style-name="P5">c<text:tab/>5<text:tab/>Identifier</text:p>
      <text:p text:style-name="P5">b<text:tab/>6<text:tab/>Identifier</text:p>
      <text:p text:style-name="P5">=<text:tab/>6<text:tab/>Assignment operator, EQ</text:p>
      <text:p text:style-name="P5">10<text:tab/>6<text:tab/>Literal</text:p>
      <text:p text:style-name="P5">if<text:tab/>7<text:tab/>keyword</text:p>
      <text:p text:style-name="P5">a<text:tab/>7<text:tab/>Identifier</text:p>
      <text:p text:style-name="P5">&lt;=<text:tab/>7<text:tab/>Relational Operator, <text:tab/>LE</text:p>
      <text:p text:style-name="P5">b<text:tab/>7<text:tab/>Identifier</text:p>
      <text:p text:style-name="P5">a<text:tab/>8<text:tab/>Identifier</text:p>
      <text:p text:style-name="P5">=<text:tab/>8<text:tab/>Assignment operator, EQ</text:p>
      <text:p text:style-name="P5">b<text:tab/>8<text:tab/>Identifier</text:p>
      <text:p text:style-name="P5">printf<text:tab/>9<text:tab/>Identifier</text:p>
      <text:p text:style-name="P5">Hello<text:tab/>9<text:tab/>Identifier</text:p>
      <text:p text:style-name="P5">world<text:tab/>9<text:tab/>Identifier</text:p>
      <text:p text:style-name="P5"/>
      <text:p text:style-name="P3">Input.txt</text:p>
      <text:p text:style-name="P3"/>
      <text:p text:style-name="P6">void main()</text:p>
      <text:p text:style-name="P6">{</text:p>
      <text:p text:style-name="P6">int a,b=10,c=0 ;</text:p>
      <text:p text:style-name="P6">char ch;</text:p>
      <text:p text:style-name="P6">a=b+c;</text:p>
      <text:p text:style-name="P6">b=10;</text:p>
      <text:p text:style-name="P6">if(a&lt;=b)</text:p>
      <text:p text:style-name="P6">a=b;</text:p>
      <text:p text:style-name="P6">printf("Hello world");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57:07.011489743</meta:creation-date>
    <dc:date>2022-12-19T13:57:45.513898499</dc:date>
    <meta:editing-duration>PT2H54M24S</meta:editing-duration>
    <meta:editing-cycles>19</meta:editing-cycles>
    <meta:generator>LibreOffice/7.3.6.2$Linux_X86_64 LibreOffice_project/30$Build-2</meta:generator>
    <meta:print-date>2022-12-15T15:37:38.388344075</meta:print-date>
    <meta:document-statistic meta:table-count="0" meta:image-count="0" meta:object-count="0" meta:page-count="3" meta:paragraph-count="97" meta:word-count="217" meta:character-count="1895" meta:non-whitespace-character-count="1731"/>
  </office:meta>
</office:document-meta>
</file>